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ejaVu Sans" svg:font-family="'DejaVu Sans'" style:font-pitch="variable"/>
    <style:font-face style:name="DejaVu Sans Condensed" svg:font-family="'DejaVu Sans Condensed'" style:font-adornments="Condensed" style:font-pitch="variable"/>
    <style:font-face style:name="Nimbus Roman No9 L" svg:font-family="'Nimbus Roman No9 L'" style:font-family-generic="roman" style:font-pitch="variable"/>
    <style:font-face style:name="DejaVu Sans Condensed2" svg:font-family="'DejaVu Sans Condensed'" style:font-family-generic="swiss" style:font-pitch="variable"/>
    <style:font-face style:name="DejaVu Sans Condensed1" svg:font-family="'DejaVu Sans Condensed'" style:font-adornments="Condensed" style:font-family-generic="swiss" style:font-pitch="variable"/>
    <style:font-face style:name="Nimbus Sans L" svg:font-family="'Nimbus Sans L'" style:font-family-generic="swiss" style:font-pitch="variable"/>
  </office:font-face-decls>
  <office:automatic-styles>
    <style:style style:name="P1"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Text_20_body">
      <style:paragraph-properties fo:text-align="justify" style:justify-single-word="false"/>
      <style:text-properties style:font-name="DejaVu Sans Condensed2" fo:font-size="11pt" style:font-size-asian="11pt" style:font-size-complex="11pt"/>
    </style:style>
    <style:style style:name="P3" style:family="paragraph" style:parent-style-name="Text_20_body">
      <style:paragraph-properties fo:text-align="justify" style:justify-single-word="false" fo:break-before="page"/>
      <style:text-properties style:font-name="DejaVu Sans Condensed2" fo:font-size="11pt" fo:font-weight="normal"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ierazpena</text:p>
      <text:p text:style-name="Text_20_body"><text:span text:style-name="T1">itsas</text:span> gure unibertsitate publikoan software librearen sorrera eta erabilera, formatu eta protokolo irekiak eta kultura eta jakintzaren eskuragarritasun librea bultzatzea helburu duen EHUko taldea da.</text:p>
      <text:p text:style-name="Text_20_body"><text:span text:style-name="T1">itsas</text:span> talde heterogeneoa da, fakultate eta unibertsitate-eskola anitzetako estamentu desberdinetako kideek osatua (irakasle, ikasle, ikerlari eta AZP). Talde honetan, EHUrekin zerikusirik ez duten pertsonak ere badaude, izan ere, taldearen izaera guztiz irekia da eta laguntzeko prest dagoen edonori ongietorria ematen zaio. Gure lan egiteko modua, elkarrizketa zabalen bidez adosturiko proposamenak aurkeztu eta koordinatzea da, era irekian.</text:p>
      <text:p text:style-name="Text_20_body"/>
      <text:p text:style-name="Text_20_body"><text:span text:style-name="T1">itsas</text:span>eko kide garenok,</text:p>
      <text:p text:style-name="Text_20_body">HAUXE adierazten dugu:</text:p>
      <text:p text:style-name="puntu">1.<text:tab/>Komunikazio eta infomazio teknologiek gero eta gehiago eragiten dute pertsonen garapen kultural eta profesionalean</text:p>
      <text:p text:style-name="puntu">2.<text:tab/>Software pribatiboaren ereduak -gaur egun nagusi dena eta kode eta formatu itxietan oinarritzen dena- aplikazio eta plataforma desberdinen arteko elkarreragintasuna zaildu, aplikazioen hobekuntza jarraituak oztopatu, mendetasun handiko egoerara eraman eta ordaindu dezaketen eta ez dezaketen arteko zatiketa soziala eragiten du, eta software patenteen antzera, softwarearen berrikuntzarako balazta larri bat da.</text:p>
      <text:p text:style-name="puntu">3.<text:tab/>Alternatiba bat bada, software librea, eta bere filosofia berau era askean erabili, ikertu, hobetu eta banatzea ahalbidetzen duen lizentziapean jartzean oinarritzen delarik, lege-arazoak ekiditen ditu.</text:p>
      <text:p text:style-name="puntu">4.<text:tab/>Software librea, gizadi osoaren aldeko ondasuna da, pertsona guztien onerako hazten doana, eta munduaren zatiketa digitala murrizteko joera du, jakintza konpartitu eta unibertsala sustatzen baititu kostu baxuan eta inolako murrizketarik gabe.</text:p>
      <text:p text:style-name="puntu">5.<text:tab/>Filosofia honek, maila ekonomikoan negozio eredu eramangarria bultzatzen du, izan ere, bertako enpresen garapena sustatu eta era honetan irabaziak erabiltzaileak, kontsumitzaileak eta bezeroak dauden komunitatean bertan geratzen dira.</text:p>
      <text:p text:style-name="puntu">6.<text:tab/>Unibertsitateek, jakintzaren sortzaile eta pentsamendu kritikoaren sustatzaile izanik, transmititzen dituzten ezagutzen eta berauek emateko dituzten eren inplikazio sozialei buruzko hausnarketa egin behar dute, jakintza konpartitzeko betebehar etikoa baitute. Hau bereziki dagokie unibertsitate publikoei.</text:p>
      <text:p text:style-name="Text_20_body"/>
      <text:p text:style-name="Text_20_body">HAUXE aldarrikatzen dugu:</text:p>
      <text:p text:style-name="puntu">7.<text:tab/>EHU bere “eman ta zabal zazu” leloarekin konsekuentea izan dadila, jakintza sortzeko (ikertu) eta konpartitzeko (irakatsi eta publikatu) ikuspuntutik interpretatua, printzipio hauek software librearen mugimenduarekin koherenteak direlarik.</text:p>
      <text:p text:style-name="puntu">8.<text:tab/>EHUn sofwarearen eskuraketa eta mantenuan baldintza gabeko software libre nagusi izango den irizpideen bidez bana daitezela giza eta diru-baliabideak, software pribatiboaren ordez.</text:p>
      <text:p text:style-name="puntu">9.<text:tab/>EHUk unibertsitate barruan estandare, protokolo eta formatu irekiak erabiltzeko aukera berma dezala elkarreragintasuna ziurtatuz, erabilitako plataforma eta aplikazioak edozein direlarik ere.</text:p>
      <text:p text:style-name="puntu">10.<text:tab/>Ikasleriaren eta irakasleriaren artean askotariko sentsibilizazio kanpainak sor daitezela, aurretik aipaturiko printzipio eta erabilerak bultzatzeko.</text:p>
      <text:p text:style-name="P2"/>
      <text:p text:style-name="P2"><text:span text:style-name="T1">itsas, </text:span><text:span text:style-name="T2">2007ko martxoa</text:span></text:p>
      <text:p text:style-name="P3"/>
      <text:p text:style-name="P1">Manifiesto</text:p>
      <text:p text:style-name="Text_20_body"><text:span text:style-name="T1">itsas</text:span> es un grupo de la EHU/UPV que pretende impulsar la creación y el uso del software libre, los formatos y protocolos abiertos y los ideales del acceso libre a la cultura y al conocimiento, en el ámbito de nuestra universidad pública.</text:p>
      <text:p text:style-name="Text_20_body"><text:span text:style-name="T1">itsas</text:span> es un grupo heterogéneo, con miembros de Facultades y Escuelas pertenecientes a los diferentes estamentos de la universidad (profesorado, alumnado, investigación, PAS). También forman parte de este grupo personas externas a la EHU/UPV, pues la naturaleza del grupo es totalmente abierta y se da la bienvenida a quien quiera colaborar. Nuestra forma de trabajo es presentar y coordinar propuestas consensuadas mediante el debate abierto.</text:p>
      <text:p text:style-name="Text_20_body"/>
      <text:p text:style-name="Text_20_body">Las personas que formamos parte de <text:span text:style-name="T1">itsas</text:span>,</text:p>
      <text:p text:style-name="Text_20_body">Manifestamos:</text:p>
      <text:p text:style-name="puntu">1.<text:tab/>Que las tecnologías de la información y la comunicación influyen, cada vez más, en el desarrollo cultural y profesional de las personas.</text:p>
      <text:p text:style-name="puntu">2.<text:tab/>Que el modelo de software privativo, dominante en la actualidad y basado en su modelo de código y formatos cerrados, dificulta la interoperabilidad de aplicaciones y plataformas, no favorece la adaptación ni la mejora continua de las aplicaciones, conduce a una alta dependencia y produce una brecha social entre quienes pueden y quienes no pueden pagarlo. Este modelo junto con las patentes de software suponen un serio freno para la innovación y el desarrollo del software.</text:p>
      <text:p text:style-name="puntu">3.<text:tab/>Que existe una alternativa: el modelo del software libre, cuya filosofía es licenciar software que se pueda usar, estudiar, mejorar y distribuir de forma libre, sin incurrir en problemas legales.</text:p>
      <text:p text:style-name="puntu">4.<text:tab/>Que el software libre es un activo para la humanidad que va creciendo en el tiempo en beneficio de todas las personas, y tiende a reducir la brecha digital al promover el avance del conocimiento compartido, universal, a un bajo coste y sin restricciones.</text:p>
      <text:p text:style-name="puntu">5.<text:tab/>Que además, a nivel económico, esta filosofía conlleva un modelo de negocio viable y que propicia el desarrollo de empresas locales, de modo que el beneficio revierte más en la comunidad a la que pertenecen sus clientes, consumidores y usuarios.</text:p>
      <text:p text:style-name="puntu">6.<text:tab/>Que las universidades, como generadoras de conocimiento y potenciadoras del pensamiento crítico, deben reflexionar sobre las implicaciones sociales de los conocimientos que transmiten y las formas que eligen para transmitirlos, y tienen el deber ético de compartir del conocimiento. Esto concierne especialmente a las universidades de carácter público.</text:p>
      <text:p text:style-name="puntu"/>
      <text:p text:style-name="Text_20_body"/>
      <text:p text:style-name="Text_20_body">Reivindicamos:</text:p>
      <text:p text:style-name="puntu">7.<text:tab/>Que la EHU/UPV sea consecuente con su lema “eman ta zabal zazu”, interpretado como la necesidad de generar conocimiento (investigar) y compartirlo (enseñar y publicar), principios coherentes con el movimiento del software libre.</text:p>
      <text:p text:style-name="puntu">8.<text:tab/>Que los recursos económicos y humanos destinados a la adquisición y mantenimiento de software en la EHU/UPV sean asignados mediante criterios en los que prime el software libre, auditable y no condicionante, frente al privativo, reintegrando esos recursos preferentemente en el ámbito local.</text:p>
      <text:p text:style-name="puntu">9.<text:tab/>Que la EHU/UPV garantice la posibilidad de uso de estándares, protocolos y formatos abiertos dentro de la propia universidad, asegurando la interoperabilidad independientemente de la plataforma y aplicaciones que se utilicen.</text:p>
      <text:p text:style-name="puntu">10.<text:tab/>Que se generen campañas de sensibilización, tanto entre el alumnado como entre el profesorado, para promover los principios y usos anteriormente indicados.</text:p>
      <text:p text:style-name="Text_20_body"/>
      <text:p text:style-name="Text_20_body"><text:span text:style-name="T1">itsas</text:span>, marzo 20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ejaVu Sans" svg:font-family="'DejaVu Sans'" style:font-pitch="variable"/>
    <style:font-face style:name="DejaVu Sans Condensed" svg:font-family="'DejaVu Sans Condensed'" style:font-adornments="Condensed" style:font-pitch="variable"/>
    <style:font-face style:name="Nimbus Roman No9 L" svg:font-family="'Nimbus Roman No9 L'" style:font-family-generic="roman" style:font-pitch="variable"/>
    <style:font-face style:name="DejaVu Sans Condensed2" svg:font-family="'DejaVu Sans Condensed'" style:font-family-generic="swiss" style:font-pitch="variable"/>
    <style:font-face style:name="DejaVu Sans Condensed1" svg:font-family="'DejaVu Sans Condensed'" style:font-adornments="Condensed"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u" fo:country="non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u" fo:country="none"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size="11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tab-stops/>
      </style:paragraph-properties>
      <style:text-properties style:font-name="DejaVu Sans Condensed1" fo:font-size="11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untu" style:family="paragraph">
      <style:paragraph-properties fo:margin-left="0.617cm" fo:margin-right="0cm" fo:text-indent="-0.617cm" style:auto-text-indent="false">
        <style:tab-stops/>
      </style:paragraph-properties>
      <style:text-properties style:font-name="DejaVu Sans Condensed1" fo:font-size="11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7-03-15T12:08:09</meta:creation-date>
    <dc:date>2007-03-20T22:54:29</dc:date>
    <dc:language>eu</dc:language>
    <meta:editing-cycles>11</meta:editing-cycles>
    <meta:editing-duration>PT1H7M38S</meta:editing-duration>
    <meta:user-defined meta:name="Info 1"/>
    <meta:user-defined meta:name="Info 2"/>
    <meta:user-defined meta:name="Info 3"/>
    <meta:user-defined meta:name="Info 4"/>
    <meta:document-statistic meta:table-count="0" meta:image-count="0" meta:object-count="0" meta:page-count="2" meta:paragraph-count="34" meta:word-count="897" meta:character-count="6400"/>
  </office:meta>
</office:document-meta>
</file>